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text:display="none"/>
    </style:style>
    <style:style style:name="P2" style:family="paragraph" style:parent-style-name="Standard">
      <style:paragraph-properties fo:margin-left="0.635cm" fo:margin-right="0cm" fo:margin-top="0.282cm" fo:margin-bottom="0.282cm" fo:text-indent="-0.635cm" style:auto-text-indent="false">
        <style:tab-stops/>
      </style:paragraph-properties>
    </style:style>
    <style:style style:name="P3" style:family="paragraph" style:parent-style-name="Text_20_body">
      <style:paragraph-properties fo:margin-left="0cm" fo:margin-right="0cm" fo:margin-top="0cm" fo:margin-bottom="0cm" fo:text-indent="0cm" style:auto-text-indent="false" fo:padding-left="0.353cm" fo:padding-right="0.353cm" fo:padding-top="0.353cm" fo:padding-bottom="0cm" fo:border-left="0.088cm solid #9bbb59" fo:border-right="0.088cm solid #9bbb59" fo:border-top="0.088cm solid #9bbb59" fo:border-bottom="none"/>
      <style:text-properties fo:color="#000000" style:font-name="Calibri1" fo:font-size="11pt" fo:font-weight="bold"/>
    </style:style>
    <style:style style:name="P4" style:family="paragraph" style:parent-style-name="Text_20_body">
      <style:paragraph-properties fo:margin-left="0cm" fo:margin-right="0cm" fo:margin-top="0cm" fo:margin-bottom="0cm" fo:text-indent="0cm" style:auto-text-indent="false" fo:padding-left="0.353cm" fo:padding-right="0.353cm" fo:padding-top="0cm" fo:padding-bottom="0cm" fo:border-left="0.088cm solid #9bbb59" fo:border-right="0.088cm solid #9bbb59" fo:border-top="none" fo:border-bottom="none"/>
    </style:style>
    <style:style style:name="P5" style:family="paragraph" style:parent-style-name="Text_20_body">
      <style:paragraph-properties fo:margin-left="0cm" fo:margin-right="0cm" fo:margin-top="0cm" fo:margin-bottom="0cm" fo:text-indent="0cm" style:auto-text-indent="false" fo:padding-left="0.353cm" fo:padding-right="0.353cm" fo:padding-top="0cm" fo:padding-bottom="0.353cm" fo:border-left="0.088cm solid #9bbb59" fo:border-right="0.088cm solid #9bbb59" fo:border-top="none" fo:border-bottom="0.088cm solid #9bbb59"/>
    </style:style>
    <style:style style:name="P6" style:family="paragraph" style:parent-style-name="Text_20_body">
      <style:paragraph-properties fo:break-before="page"/>
    </style:style>
    <style:style style:name="P7" style:family="paragraph" style:parent-style-name="Name" style:master-page-name="Standard">
      <style:paragraph-properties style:page-number="auto"/>
    </style:style>
    <style:style style:name="P8" style:family="paragraph" style:parent-style-name="List_20_Paragraph" style:list-style-name="List_20_1">
      <style:paragraph-properties>
        <style:tab-stops/>
      </style:paragraph-properties>
    </style:style>
    <style:style style:name="P9" style:family="paragraph" style:parent-style-name="List_20_Paragraph" style:list-style-name="L1"/>
    <style:style style:name="P10" style:family="paragraph" style:parent-style-name="List_20_Paragraph" style:list-style-name="L2"/>
    <style:style style:name="P11" style:family="paragraph" style:parent-style-name="List_20_Paragraph" style:list-style-name="L3"/>
    <style:style style:name="T1" style:family="text">
      <style:text-properties text:display="none"/>
    </style:style>
    <style:style style:name="T2" style:family="text">
      <style:text-properties fo:color="#000000"/>
    </style:style>
    <style:style style:name="T3" style:family="text">
      <style:text-properties fo:color="#000000" style:font-name="Calibri1" fo:font-size="11pt"/>
    </style:style>
    <style:style style:name="T4" style:family="text">
      <style:text-properties style:font-name="Calibri1" fo:font-size="11pt"/>
    </style:style>
    <style:style style:name="T5" style:family="text">
      <style:text-properties style:font-name="Calibri1" fo:font-size="11pt" fo:font-weight="bold"/>
    </style:style>
    <style:style style:name="T6" style:family="text">
      <style:text-properties fo:color="#1155cc" style:font-name="Calibri1" fo:font-size="11pt"/>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dwards Hloomstrong</text:p>
      <text:p text:style-name="Contact_20_Info">123 Park Avenue, Big Rapids, MI 68965</text:p>
      <text:p text:style-name="Contact_20_Info">123-456-7899 | info@hloom.com</text:p>
      <text:p text:style-name="Standard"/>
      <text:list xml:id="list60998276551607595" text:style-name="Outline">
        <text:list-item>
          <text:h text:style-name="Heading_20_1" text:outline-level="1">profile</text:h>
        </text:list-item>
      </text:list>
      <text:list xml:id="list5861143255519495129" text:style-name="List_20_1">
        <text:list-item>
          <text:p text:style-name="P8">Duis a quam non nequelobortismalesuada. Praesenteuismod. Donecnullaaugue, venenatisscelerisque, dapibus a, consequat at, leo</text:p>
        </text:list-item>
        <text:list-item>
          <text:p text:style-name="P8">Pellentesqueliberolectus, tristique ac, consectetuer sit amet, imperdietut, justo. Sedaliquamodio vitae tortor. Proinhendrerit tempus arcu</text:p>
        </text:list-item>
        <text:list-item>
          <text:p text:style-name="P8">In hachabitasseplateadictumst. Suspendissepotenti. Vivamus vitae massaadipiscingestlaciniasodales. Donecmetusmassa, mollisvel, tempus placerat, vestibulumcondimentum</text:p>
        </text:list-item>
      </text:list>
      <text:p text:style-name="Standard"/>
      <text:list xml:id="list30578659" text:continue-list="list60998276551607595" text:style-name="Outline">
        <text:list-item>
          <text:h text:style-name="Heading_20_1" text:outline-level="1">Education</text:h>
        </text:list-item>
      </text:list>
      <text:p text:style-name="Standard"><text:span text:style-name="Normal_20_Bold">Florida State University<text:tab/></text:span>Orlando, FL</text:p>
      <text:p text:style-name="Standard"><text:span text:style-name="Normal_20_Italic">Master of Business Administration</text:span><text:tab/>2007</text:p>
      <text:p text:style-name="Standard">Nuncviverraimperdietenim.Fusce est. Vivamus a tellus.Pellentesque habitant morbitristiquesenectusetnetus et malesuada fames ac turpisegestas</text:p>
      <text:p text:style-name="Standard">Proinpharetranonummypede.Maurisetorci. Aeneanneclorem</text:p>
      <text:p text:style-name="Standard">In porttitor.Doneclaoreetnonummyaugue</text:p>
      <text:p text:style-name="Standard"><text:span text:style-name="Normal_20_Bold">Florida State University</text:span><text:tab/>Orlando, FL</text:p>
      <text:p text:style-name="Standard"><text:span text:style-name="Normal_20_Italic">Bachelor of Business Administration</text:span><text:tab/>2005</text:p>
      <text:p text:style-name="Standard">Fuscealiquetpede non pede.Suspendissedapibuslorempellentesque magna.Integer nulla.Donecblanditfeugiat ligula</text:p>
      <text:p text:style-name="Standard"/>
      <text:list xml:id="list30548955" text:continue-numbering="true" text:style-name="Outline">
        <text:list-item>
          <text:h text:style-name="Heading_20_1" text:outline-level="1">Experience</text:h>
        </text:list-item>
      </text:list>
      <text:p text:style-name="Standard"><text:span text:style-name="Normal_20_Bold">Proctor Associates</text:span><text:tab/>Orlando, FL</text:p>
      <text:p text:style-name="Standard"><text:span text:style-name="Normal_20_Italic">Human Resource Manger</text:span><text:tab/>2004 – 2006</text:p>
      <text:list xml:id="list1693517404490384206" text:style-name="L1">
        <text:list-item>
          <text:p text:style-name="P9">Donecutest in lectusconsequatconsequat. Etiameget dui</text:p>
        </text:list-item>
        <text:list-item>
          <text:p text:style-name="P9">Aliquameratvolutpat. Sed at lorem in nuncportatristique. Proinnecaugue</text:p>
        </text:list-item>
        <text:list-item>
          <text:p text:style-name="P9">Quisquealiquamtempor magna</text:p>
        </text:list-item>
        <text:list-item>
          <text:p text:style-name="P9">Pellentesque habitant morbitristiquesenectusetnetus et malesuada fames ac turpisegestas. Nunc ac magna</text:p>
        </text:list-item>
        <text:list-item>
          <text:p text:style-name="P9">Maecenas odio dolor, vulputatevel, auctor ac, accumsan id, felis. Pellentesquecursussagittisfelis</text:p>
        </text:list-item>
      </text:list>
      <text:p text:style-name="P2"><text:soft-page-break/><text:span text:style-name="Normal_20_Bold"/></text:p>
      <text:p text:style-name="Standard"><text:span text:style-name="Normal_20_Bold">K &amp; K Associates</text:span><text:tab/>Orlando, FL</text:p>
      <text:p text:style-name="Standard"><text:span text:style-name="Normal_20_Italic">Human Resource Manager – Intern</text:span><text:tab/>2006</text:p>
      <text:list xml:id="list349473896180897800" text:style-name="L2">
        <text:list-item>
          <text:p text:style-name="P10">Aliquameratvolutpat. Integer ultriceslobortiseros</text:p>
        </text:list-item>
        <text:list-item>
          <text:p text:style-name="P10">Pellentesque habitant morbitristiquesenectus et netus et malesuada fames ac turpisegestas</text:p>
        </text:list-item>
        <text:list-item>
          <text:p text:style-name="P10">Proin semper, ante vitae sollicitudinposuere, metus quam iaculisnibh, vitae scelerisquenuncmassaegetpede</text:p>
        </text:list-item>
        <text:list-item>
          <text:p text:style-name="P10">Sedveliturna, interdumvel, ultriciesvel, faucibus at, quam</text:p>
        </text:list-item>
        <text:list-item>
          <text:p text:style-name="P10">Donecelitest, consectetuereget, consequatquis, tempus quis, wisi</text:p>
        </text:list-item>
      </text:list>
      <text:p text:style-name="Standard"/>
      <text:p text:style-name="Standard"><text:span text:style-name="Normal_20_Bold">Vanguards Limited</text:span><text:tab/>Orlando, FL</text:p>
      <text:p text:style-name="Standard"><text:span text:style-name="Normal_20_Italic">Sales Executive</text:span><text:tab/>2002 – 2004</text:p>
      <text:list xml:id="list2601349099218210427" text:style-name="L3">
        <text:list-item>
          <text:p text:style-name="P11">In in nunc. Class aptenttacitisociosquadlitoratorquent per conubia nostra, per inceptoshymenaeos</text:p>
        </text:list-item>
        <text:list-item>
          <text:p text:style-name="P11">Donecullamcorperfringillaeros. Fusce in sapieneupurusdapibuscommodo</text:p>
        </text:list-item>
        <text:list-item>
          <text:p text:style-name="P11">Cum sociisnatoquepenatibus et magnis dis parturient montes, nasceturridiculusmus</text:p>
        </text:list-item>
        <text:list-item>
          <text:p text:style-name="P11">Crasfaucibuscondimentumodio. Sed ac ligula. Aliquam at eros</text:p>
        </text:list-item>
        <text:list-item>
          <text:p text:style-name="P11">Etiam at ligula et tellusullamcorperultrices</text:p>
        </text:list-item>
        <text:list-item>
          <text:p text:style-name="P11">In fermentum, lorem non cursusporttitor, diamurnaaccumsan lacus, sedinterdumwisinibhnecnisl</text:p>
        </text:list-item>
      </text:list>
      <text:p text:style-name="P6"> </text:p>
      <text:p text:style-name="Text_20_body"> </text:p>
      <text:p text:style-name="P3">Copyright information - Please read</text:p>
      <text:p text:style-name="P4"/>
      <text:p text:style-name="P4"><text:span text:style-name="T3">© This </text:span><text:a xlink:type="simple" xlink:href="http://www.hloom.com/resumes/" text:style-name="Internet_20_link" text:visited-style-name="Visited_20_Internet_20_Link"><text:span text:style-name="T5">Free Resume Template</text:span></text:a><text:span text:style-name="T2"> </text:span><text:span text:style-name="T3">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4">click here to see how</text:span></text:a><text:span text:style-name="T3">) before sending your resume to potential employers.</text:span></text:p>
      <text:p text:style-name="P4"/>
      <text:p text:style-name="P5"><text:span text:style-name="T3">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6">http://www.hloom.com/resumes/</text:span></text:a><text:span text:style-name="T3">. For any questions relating to the use of this template please email us - </text:span><text:a xlink:type="simple" xlink:href="mailto:info@hloom.com" text:style-name="Internet_20_link" text:visited-style-name="Visited_20_Internet_20_Link"><text:span text:style-name="T4">info@hloom.com</text:span></text:a></text:p>
      <text:p text:style-name="Text_20_body"> </text:p>
      <text:p text:style-name="Standard"><text:initial-creator>hloom.com </text:initial-creator><text:initial-creator>hloom.com </text:initial-cre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635cm" fo:margin-right="0cm" fo:margin-top="0.282cm" fo:margin-bottom="0.282cm" fo:hyphenation-ladder-count="no-limit" fo:text-indent="-0.635cm" style:auto-text-indent="false"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12cm" fo:margin-bottom="0.212cm" fo:orphans="2" fo:widows="2" fo:text-indent="0cm" style:auto-text-indent="false" style:writing-mode="lr-tb">
        <style:tab-stops>
          <style:tab-stop style:position="16.51cm"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212cm" fo:margin-bottom="0.176cm" fo:keep-together="always" fo:padding-left="0cm" fo:padding-right="0cm" fo:padding-top="0cm" fo:padding-bottom="0.176cm" fo:border-left="none" fo:border-right="none" fo:border-top="none" fo:border-bottom="0.018cm solid #00000a" fo:keep-with-next="always"/>
      <style:text-properties fo:text-transform="uppercase" fo:color="#000000" fo:font-size="12pt" fo:letter-spacing="0.044cm"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fo:margin-top="0cm" fo:margin-bottom="0cm"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fo:margin-left="0.159cm" fo:margin-right="0cm" fo:margin-top="0cm" fo:margin-bottom="0cm" fo:text-indent="0cm"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44cm"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Georgia"/>
    </style:style>
    <style:style style:name="Footer_20_Char" style:display-name="Footer Char" style:family="text" style:parent-style-name="Default_20_Paragraph_20_Font">
      <style:text-properties style:font-name="Georgia"/>
    </style:style>
    <style:style style:name="_5f_tgc" style:display-name="_tgc"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text:display="none"/>
    </style:style>
    <style:style style:name="MT1" style:family="text">
      <style:text-properties text:display="none"/>
    </style:style>
    <style:page-layout style:name="Mpm1">
      <style:page-layout-properties fo:page-width="21.59cm" fo:page-height="27.94cm" style:num-format="1" style:print-orientation="portrait" fo:margin-top="1.094cm" fo:margin-bottom="1.094cm" fo:margin-left="1.094cm" fo:margin-right="1.094cm" fo:border="0.018cm solid #00000a" fo:padding-top="0.176cm" fo:padding-bottom="0.176cm" fo:padding-left="1.446cm" fo:padding-right="1.446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094cm" fo:margin-bottom="1.094cm" fo:margin-left="1.094cm" fo:margin-right="1.094cm" fo:border="0.018cm solid #00000a" fo:padding="0.9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_5f_tgc"><text:span text:style-name="MT1">© </text:span></text:span><text:span text:style-name="MT1">This Free Resume Template is the copyright of Hloom.com. The unauthorized copying, sharing or distribution of copyrighted material is strictly prohibited.</text:span></text:p>
      </style:footer>
      <style:footer-left>
        <text:p text:style-name="MP1"><text:span text:style-name="MT1"/></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4T17:33:20.71</meta:creation-date>
    <meta:editing-duration>PT1M10S</meta:editing-duration>
    <meta:generator>OpenOffice/4.1.3$Win32 OpenOffice.org_project/413m1$Build-9783</meta:generator>
    <meta:editing-cycles>3</meta:editing-cycles>
    <dc:subject>hloom.com</dc:subject>
    <dc:title>Traditional Elegance Resume OpenOffice</dc:title>
    <meta:initial-creator>hloom.com </meta:initial-creator>
    <dc:date>2017-08-23T10:37:04.78</dc:date>
    <meta:document-statistic meta:table-count="0" meta:image-count="0" meta:object-count="0" meta:page-count="3" meta:paragraph-count="46" meta:word-count="369" meta:character-count="30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